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ize="15pt" style:text-underline-style="solid" style:text-underline-width="auto" style:text-underline-color="font-color" fo:font-weight="bold" officeooo:rsid="00032e3a" officeooo:paragraph-rsid="00032e3a" style:font-size-asian="15pt" style:font-weight-asian="bold" style:font-size-complex="15pt" style:font-weight-complex="bold"/>
    </style:style>
    <style:style style:name="T1" style:family="text">
      <style:text-properties officeooo:rsid="00032e3a"/>
    </style:style>
    <style:style style:name="T2" style:family="text">
      <style:text-properties fo:font-style="italic" style:font-style-asian="italic" style:font-style-complex="itali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glish version :</text:p>
      <text:p text:style-name="Text_20_body"/>
      <text:p text:style-name="Text_20_body">Ladies and Gentlemen, members of the jury, esteemed opponents, and dear audience,</text:p>
      <text:p text:style-name="Text_20_body">Today, we gather to debate a fascinating yet controversial topic: transhumanism. Before we begin, allow me to introduce my team. Following me, D<text:span text:style-name="T1">uy</text:span> will discuss <text:span text:style-name="T2">the ethical and moral aspects of transhumanism</text:span>, while <text:span text:style-name="T1">Tristan</text:span> will conclude by addressing t<text:span text:style-name="T2">he risks associated with the loss of identity and humanity</text:span>.</text:p>
      <text:p text:style-name="Text_20_body"><text:span text:style-name="Strong_20_Emphasis">Development of the Argument:</text:span></text:p>
      <text:p text:style-name="Text_20_body">My speech will primarily focus on the inequalities that transhumanism is likely to create or exacerbate. Indeed, by promising enhancements to human capabilities through technology, transhumanism could deepen existing social and economic inequalities.</text:p>
      <text:list xml:id="list3102936491" text:style-name="L1">
        <text:list-item>
          <text:p text:style-name="P1"><text:span text:style-name="Strong_20_Emphasis">Limited Access to Transhumanist Technologies:</text:span> The technological advancements envisioned by transhumanism, such as brain implants, physical augmentations, or genetic modifications, will be extremely expensive. Only the wealthiest and most privileged individuals will be able to afford these technologies. Consequently, the benefits of transhumanism will not be distributed equitably, and a new form of technological elitism will emerge.</text:p>
        </text:list-item>
        <text:list-item>
          <text:p text:style-name="P1"><text:span text:style-name="Strong_20_Emphasis">Exacerbation of Social Inequalities:</text:span> Existing social and economic inequalities are likely to widen further. Those with access to transhumanist enhancements will have significant advantages over those who cannot afford them. This could create a two-tier society where the "augmented" enjoy better job opportunities, increased longevity, and a higher quality of life. Conversely, the "non-augmented" will be left behind, facing increasing inequalities and marginalization.</text:p>
        </text:list-item>
        <text:list-item>
          <text:p text:style-name="P1"><text:span text:style-name="Strong_20_Emphasis">Unequal Access to Healthcare:</text:span> Transhumanism could divert resources and investments away from public health systems towards cutting-edge technologies reserved for an elite. Instead of focusing on improving overall public health, governments and corporations might prioritize transhumanist developments, further deepening the disparities in health between the rich and the poor.</text:p>
        </text:list-item>
        <text:list-item>
          <text:p text:style-name="P1"><text:span text:style-name="Strong_20_Emphasis">Discrimination and Stigmatization:</text:span> Unequal access to transhumanist technologies could also lead to new forms of discrimination and stigmatization. "Non-augmented" individuals might be perceived as inferior or less capable, both professionally and personally. This would create immense social pressure to conform to transhumanist norms, even for those who do not desire it or cannot afford it.</text:p>
        </text:list-item>
        <text:list-item>
          <text:p text:style-name="P1"><text:span text:style-name="Strong_20_Emphasis">Concentration of Power and Influence:</text:span> Finally, it is crucial to consider the impact of transhumanism on the concentration of power. Individuals and corporations controlling transhumanist technologies will have disproportionate influence over the direction of society. This could lead to an unprecedented concentration of wealth and power, threatening democracy and social equity.</text:p>
        </text:list-item>
      </text:list>
      <text:p text:style-name="Text_20_body"><text:span text:style-name="Strong_20_Emphasis">Conclusion:</text:span></text:p>
      <text:p text:style-name="Text_20_body"><text:soft-page-break/>In conclusion, while transhumanism promises spectacular advancements, it is imperative to consider the social and economic consequences of these technologies. The risk of creating or exacerbating inequalities is real and should not be underestimated. We must explore more inclusive and equitable alternatives to improve the human condition without sacrificing the principles of justice and equality.</text:p>
      <text:p text:style-name="Text_20_body">I now hand over the floor to [Name of the second person], who will explore the ethical and moral implications of transhumanism. Thank you for your atten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8T09:00:16.639862112</meta:creation-date>
    <dc:date>2024-05-28T09:11:16.785969460</dc:date>
    <meta:editing-duration>PT50S</meta:editing-duration>
    <meta:editing-cycles>1</meta:editing-cycles>
    <meta:generator>LibreOffice/7.3.7.2$Linux_X86_64 LibreOffice_project/30$Build-2</meta:generator>
    <meta:document-statistic meta:table-count="0" meta:image-count="0" meta:object-count="0" meta:page-count="2" meta:paragraph-count="13" meta:word-count="463" meta:character-count="3315" meta:non-whitespace-character-count="2870"/>
  </office:meta>
</office:document-meta>
</file>